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F0000003201C6D9765E83F1B1.png" manifest:media-type="image/png"/>
  <manifest:file-entry manifest:full-path="Pictures/100000000000004E00000032031F7FFBC1612280.png" manifest:media-type="image/png"/>
  <manifest:file-entry manifest:full-path="Pictures/100000000000004E00000033D6C162A9A01551F3.png" manifest:media-type="image/png"/>
  <manifest:file-entry manifest:full-path="Pictures/100000000000009200000036DCCF4F982EC2C343.png" manifest:media-type="image/png"/>
  <manifest:file-entry manifest:full-path="Pictures/100000000000004E00000033A0DD63DD6A58001E.png" manifest:media-type="image/png"/>
  <manifest:file-entry manifest:full-path="Pictures/100000000000004E00000033802D6481469ED8BD.png" manifest:media-type="image/png"/>
  <manifest:file-entry manifest:full-path="Pictures/100000000000004C00000032C3310F4ACB5D1E34.png" manifest:media-type="image/png"/>
  <manifest:file-entry manifest:full-path="Pictures/100000000000004F00000032F24DF8F929EF47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draw:marker-start-width="0.321cm" draw:marker-end="Symmetric_20_Arrow" draw:marker-end-width="0.321cm" draw:fill-color="#ffffff" draw:textarea-horizontal-align="justify" draw:textarea-vertical-align="middle" draw:auto-grow-height="false" fo:min-height="0.021cm" fo:min-width="0cm" fo:padding-top="0.165cm" fo:padding-bottom="0.165cm" fo:padding-left="0.29cm" fo:padding-right="0.29cm"/>
    </style:style>
    <style:style style:name="gr2" style:family="graphic" style:parent-style-name="standard">
      <style:graphic-properties draw:stroke="none" draw:marker-end="Symmetric_20_Arrow" draw:fill-color="#cccccc"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1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729fcf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81cm" svg:height="0.381cm" svg:x="12.684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81cm" svg:height="0.381cm" svg:x="10.52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81cm" svg:height="0.381cm" svg:x="14.84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01cm" svg:y1="12.629cm" svg:x2="14.898cm" svg:y2="13.628cm" draw:start-shape="id1" draw:start-glue-point="9" draw:end-shape="id2" draw:end-glue-point="5" svg:d="M13010 12629l1888 999" svg:viewBox="0 0 1889 1000">
          <text:p/>
        </draw:connector>
        <draw:connector draw:style-name="gr3" draw:text-style-name="P3" draw:layer="layout" draw:type="line" svg:x1="12.739cm" svg:y1="12.629cm" svg:x2="10.851cm" svg:y2="13.628cm" draw:start-shape="id1" draw:start-glue-point="7" draw:end-shape="id3" draw:end-glue-point="11" svg:d="M12739 12629l-1888 999" svg:viewBox="0 0 1889 1000">
          <text:p/>
        </draw:connector>
        <draw:frame draw:style-name="gr4" draw:text-style-name="P4" draw:layer="layout" svg:width="0.92cm" svg:height="0.341cm" svg:x="13.192cm" svg:y="12.176cm">
          <draw:image xlink:href="Pictures/100000000000009200000036DCCF4F982EC2C343.png" xlink:type="simple" xlink:show="embed" xlink:actuate="onLoad" loext:mime-type="image/png">
            <text:p/>
          </draw:image>
          <svg:title>TexMaths</svg:title>
          <svg:desc>15§display§root§png§600§FALSE§</svg:desc>
        </draw:frame>
        <draw:frame draw:style-name="gr4" draw:text-style-name="P4" draw:layer="layout" svg:width="0.383cm" svg:height="0.252cm" svg:x="10.523cm" svg:y="14.081cm">
          <draw:image xlink:href="Pictures/100000000000004C00000032C3310F4ACB5D1E34.png" xlink:type="simple" xlink:show="embed" xlink:actuate="onLoad" loext:mime-type="image/png">
            <text:p/>
          </draw:image>
          <svg:title>TexMaths</svg:title>
          <svg:desc>12§display§n_1§png§600§FALSE§</svg:desc>
        </draw:frame>
        <draw:frame draw:style-name="gr4" draw:text-style-name="P4" draw:layer="layout" svg:width="0.394cm" svg:height="0.257cm" svg:x="14.843cm" svg:y="14.078cm">
          <draw:image xlink:href="Pictures/100000000000004E00000033A0DD63DD6A58001E.png" xlink:type="simple" xlink:show="embed" xlink:actuate="onLoad" loext:mime-type="image/png">
            <text:p/>
          </draw:image>
          <svg:title>TexMaths</svg:title>
          <svg:desc>12§display§n_6§png§600§FALSE§</svg:desc>
        </draw:frame>
        <draw:custom-shape draw:style-name="gr5" draw:text-style-name="P4" draw:layer="layout" svg:width="0.508cm" svg:height="0.508cm" svg:x="6.767cm" svg:y="1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" draw:id="id7" draw:layer="layout" svg:width="0.213cm" svg:height="0.213cm" svg:x="6.924cm" svg:y="13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4cm" svg:height="0.257cm" svg:x="6.947cm" svg:y="12.685cm">
          <draw:image xlink:href="Pictures/100000000000004E00000033802D6481469ED8BD.png" xlink:type="simple" xlink:show="embed" xlink:actuate="onLoad" loext:mime-type="image/png">
            <text:p/>
          </draw:image>
          <svg:title>TexMaths</svg:title>
          <svg:desc>12§display§n_3§png§600§FALSE§</svg:desc>
        </draw:frame>
        <draw:custom-shape draw:style-name="gr7" draw:text-style-name="P6" xml:id="id4" draw:id="id4" draw:layer="layout" svg:width="0.213cm" svg:height="0.213cm" svg:x="9.296cm" svg:y="12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736cm" svg:height="0.272cm" svg:x="9.535cm" svg:y="12.557cm">
          <draw:image xlink:href="Pictures/100000000000009200000036DCCF4F982EC2C343.png" xlink:type="simple" xlink:show="embed" xlink:actuate="onLoad" loext:mime-type="image/png">
            <text:p/>
          </draw:image>
          <svg:title>TexMaths</svg:title>
          <svg:desc>12§display§root§png§600§FALSE§</svg:desc>
        </draw:frame>
        <draw:custom-shape draw:style-name="gr8" draw:text-style-name="P4" draw:layer="layout" svg:width="0.508cm" svg:height="0.508cm" svg:x="7.604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0.213cm" svg:height="0.213cm" svg:x="7.761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83cm" svg:height="0.252cm" svg:x="7.785cm" svg:y="11.103cm">
          <draw:image xlink:href="Pictures/100000000000004C00000032C3310F4ACB5D1E34.png" xlink:type="simple" xlink:show="embed" xlink:actuate="onLoad" loext:mime-type="image/png">
            <text:p/>
          </draw:image>
          <svg:title>TexMaths</svg:title>
          <svg:desc>12§display§n_1§png§600§FALSE§</svg:desc>
        </draw:frame>
        <draw:custom-shape draw:style-name="gr8" draw:text-style-name="P4" draw:layer="layout" svg:width="0.508cm" svg:height="0.508cm" svg:x="7.477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" draw:id="id8" draw:layer="layout" svg:width="0.213cm" svg:height="0.213cm" svg:x="7.634cm" svg:y="14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8cm" svg:height="0.252cm" svg:x="7.223cm" svg:y="14.589cm">
          <draw:image xlink:href="Pictures/100000000000004F00000032F24DF8F929EF47F4.png" xlink:type="simple" xlink:show="embed" xlink:actuate="onLoad" loext:mime-type="image/png">
            <text:p/>
          </draw:image>
          <svg:title>TexMaths</svg:title>
          <svg:desc>12§display§n_4§png§600§FALSE§</svg:desc>
        </draw:frame>
        <draw:custom-shape draw:style-name="gr8" draw:text-style-name="P4" draw:layer="layout" svg:width="0.508cm" svg:height="0.508cm" svg:x="8.747cm" svg:y="1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9" draw:id="id9" draw:layer="layout" svg:width="0.213cm" svg:height="0.213cm" svg:x="8.904cm" svg:y="13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4cm" svg:height="0.257cm" svg:x="8.62cm" svg:y="14.206cm">
          <draw:image xlink:href="Pictures/100000000000004E00000033D6C162A9A01551F3.png" xlink:type="simple" xlink:show="embed" xlink:actuate="onLoad" loext:mime-type="image/png">
            <text:p/>
          </draw:image>
          <svg:title>TexMaths</svg:title>
          <svg:desc>12§display§n_5§png§600§FALSE§</svg:desc>
        </draw:frame>
        <draw:custom-shape draw:style-name="gr8" draw:text-style-name="P4" draw:layer="layout" svg:width="0.508cm" svg:height="0.508cm" svg:x="9.182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6" draw:id="id6" draw:layer="layout" svg:width="0.213cm" svg:height="0.213cm" svg:x="9.339cm" svg:y="11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4cm" svg:height="0.252cm" svg:x="9.362cm" svg:y="11.257cm">
          <draw:image xlink:href="Pictures/100000000000004E00000032031F7FFBC1612280.png" xlink:type="simple" xlink:show="embed" xlink:actuate="onLoad" loext:mime-type="image/png">
            <text:p/>
          </draw:image>
          <svg:title>TexMaths</svg:title>
          <svg:desc>12§display§n_2§png§600§FALSE§</svg:desc>
        </draw:frame>
        <draw:custom-shape draw:style-name="gr8" draw:text-style-name="P4" draw:layer="layout" svg:width="0.508cm" svg:height="0.508cm" svg:x="9.561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0" draw:id="id10" draw:layer="layout" svg:width="0.213cm" svg:height="0.213cm" svg:x="9.718cm" svg:y="15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4cm" svg:height="0.257cm" svg:x="9.106cm" svg:y="15.098cm">
          <draw:image xlink:href="Pictures/100000000000004E00000033A0DD63DD6A58001E.png" xlink:type="simple" xlink:show="embed" xlink:actuate="onLoad" loext:mime-type="image/png">
            <text:p/>
          </draw:image>
          <svg:title>TexMaths</svg:title>
          <svg:desc>12§display§n_6§png§600§FALSE§</svg:desc>
        </draw:frame>
        <draw:connector draw:style-name="gr9" draw:text-style-name="P3" draw:layer="layout" draw:type="line" svg:x1="9.327cm" svg:y1="12.715cm" svg:x2="7.943cm" svg:y2="11.743cm" draw:start-shape="id4" draw:start-glue-point="5" draw:end-shape="id5" draw:end-glue-point="9" svg:d="M9327 12715l-1384-972" svg:viewBox="0 0 1385 973">
          <text:p/>
        </draw:connector>
        <draw:connector draw:style-name="gr9" draw:text-style-name="P3" draw:layer="layout" draw:type="line" svg:x1="9.403cm" svg:y1="12.684cm" svg:x2="9.446cm" svg:y2="11.928cm" draw:start-shape="id4" draw:start-glue-point="4" draw:end-shape="id6" draw:end-glue-point="8" svg:d="M9403 12684l43-756" svg:viewBox="0 0 44 757">
          <text:p/>
        </draw:connector>
        <draw:connector draw:style-name="gr9" draw:text-style-name="P3" draw:layer="layout" draw:type="line" svg:x1="9.296cm" svg:y1="12.791cm" svg:x2="7.137cm" svg:y2="13.249cm" draw:start-shape="id4" draw:start-glue-point="6" draw:end-shape="id7" draw:end-glue-point="10" svg:d="M9296 12791l-2159 458" svg:viewBox="0 0 2160 459">
          <text:p/>
        </draw:connector>
        <draw:connector draw:style-name="gr9" draw:text-style-name="P3" draw:layer="layout" draw:type="line" svg:x1="9.327cm" svg:y1="12.866cm" svg:x2="7.816cm" svg:y2="15.021cm" draw:start-shape="id4" draw:start-glue-point="7" draw:end-shape="id8" draw:end-glue-point="11" svg:d="M9327 12866l-1511 2155" svg:viewBox="0 0 1512 2156">
          <text:p/>
        </draw:connector>
        <draw:connector draw:style-name="gr9" draw:text-style-name="P3" draw:layer="layout" draw:type="line" svg:x1="9.327cm" svg:y1="12.866cm" svg:x2="9.011cm" svg:y2="13.777cm" draw:start-shape="id4" draw:start-glue-point="7" draw:end-shape="id9" draw:end-glue-point="4" svg:d="M9327 12866l-316 911" svg:viewBox="0 0 317 912">
          <text:p/>
        </draw:connector>
        <draw:connector draw:style-name="gr9" draw:text-style-name="P3" draw:layer="layout" draw:type="line" svg:x1="9.478cm" svg:y1="12.866cm" svg:x2="9.825cm" svg:y2="15.117cm" draw:start-shape="id4" draw:start-glue-point="9" draw:end-shape="id10" draw:end-glue-point="4" svg:d="M9478 12866l347 2251" svg:viewBox="0 0 348 2252">
          <text:p/>
        </draw:connector>
        <draw:custom-shape draw:style-name="gr2" draw:text-style-name="P2" xml:id="id11" draw:id="id11" draw:layer="layout" svg:width="0.381cm" svg:height="0.381cm" svg:x="11.414cm" svg:y="1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4cm" svg:height="0.252cm" svg:x="11.412cm" svg:y="14.083cm">
          <draw:image xlink:href="Pictures/100000000000004E00000032031F7FFBC1612280.png" xlink:type="simple" xlink:show="embed" xlink:actuate="onLoad" loext:mime-type="image/png">
            <text:p/>
          </draw:image>
          <svg:title>TexMaths</svg:title>
          <svg:desc>12§display§n_2§png§600§FALSE§</svg:desc>
        </draw:frame>
        <draw:custom-shape draw:style-name="gr2" draw:text-style-name="P2" xml:id="id12" draw:id="id12" draw:layer="layout" svg:width="0.381cm" svg:height="0.381cm" svg:x="12.303cm" svg:y="1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4cm" svg:height="0.257cm" svg:x="12.301cm" svg:y="14.084cm">
          <draw:image xlink:href="Pictures/100000000000004E00000033802D6481469ED8BD.png" xlink:type="simple" xlink:show="embed" xlink:actuate="onLoad" loext:mime-type="image/png">
            <text:p/>
          </draw:image>
          <svg:title>TexMaths</svg:title>
          <svg:desc>12§display§n_3§png§600§FALSE§</svg:desc>
        </draw:frame>
        <draw:custom-shape draw:style-name="gr2" draw:text-style-name="P2" xml:id="id13" draw:id="id13" draw:layer="layout" svg:width="0.381cm" svg:height="0.381cm" svg:x="13.194cm" svg:y="1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8cm" svg:height="0.252cm" svg:x="13.192cm" svg:y="14.083cm">
          <draw:image xlink:href="Pictures/100000000000004F0000003201C6D9765E83F1B1.png" xlink:type="simple" xlink:show="embed" xlink:actuate="onLoad" loext:mime-type="image/png">
            <text:p/>
          </draw:image>
          <svg:title>TexMaths</svg:title>
          <svg:desc>12§display§n_4§png§600§FALSE§</svg:desc>
        </draw:frame>
        <draw:custom-shape draw:style-name="gr2" draw:text-style-name="P2" xml:id="id14" draw:id="id14" draw:layer="layout" svg:width="0.381cm" svg:height="0.381cm" svg:x="14.083cm" svg:y="1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94cm" svg:height="0.257cm" svg:x="14.081cm" svg:y="14.084cm">
          <draw:image xlink:href="Pictures/100000000000004E00000033D6C162A9A01551F3.png" xlink:type="simple" xlink:show="embed" xlink:actuate="onLoad" loext:mime-type="image/png">
            <text:p/>
          </draw:image>
          <svg:title>TexMaths</svg:title>
          <svg:desc>12§display§n_5§png§600§FALSE§</svg:desc>
        </draw:frame>
        <draw:connector draw:style-name="gr3" draw:text-style-name="P3" draw:layer="layout" draw:type="line" svg:x1="12.739cm" svg:y1="12.629cm" svg:x2="11.605cm" svg:y2="13.575cm" draw:start-shape="id1" draw:start-glue-point="7" draw:end-shape="id11" draw:end-glue-point="4" svg:d="M12739 12629l-1134 946" svg:viewBox="0 0 1135 947">
          <text:p/>
        </draw:connector>
        <draw:connector draw:style-name="gr3" draw:text-style-name="P3" draw:layer="layout" draw:type="line" svg:x1="12.875cm" svg:y1="12.684cm" svg:x2="12.494cm" svg:y2="13.575cm" draw:start-shape="id1" draw:start-glue-point="8" draw:end-shape="id12" draw:end-glue-point="4" svg:d="M12875 12684l-381 891" svg:viewBox="0 0 382 892">
          <text:p/>
        </draw:connector>
        <draw:connector draw:style-name="gr3" draw:text-style-name="P3" draw:layer="layout" draw:type="line" svg:x1="12.875cm" svg:y1="12.684cm" svg:x2="13.385cm" svg:y2="13.575cm" draw:start-shape="id1" draw:start-glue-point="8" draw:end-shape="id13" draw:end-glue-point="4" svg:d="M12875 12684l510 891" svg:viewBox="0 0 511 892">
          <text:p/>
        </draw:connector>
        <draw:connector draw:style-name="gr3" draw:text-style-name="P3" draw:layer="layout" draw:type="line" svg:x1="13.01cm" svg:y1="12.629cm" svg:x2="14.274cm" svg:y2="13.575cm" draw:start-shape="id1" draw:start-glue-point="9" draw:end-shape="id14" draw:end-glue-point="4" svg:d="M13010 12629l1264 946" svg:viewBox="0 0 1265 94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4T10:25:22.412736989</meta:creation-date>
    <dc:date>2020-09-18T16:39:47.906435921</dc:date>
    <meta:editing-duration>PT16H45M43S</meta:editing-duration>
    <meta:editing-cycles>63</meta:editing-cycles>
    <meta:generator>LibreOffice/6.4.4.2$MacOSX_X86_64 LibreOffice_project/3d775be2011f3886db32dfd395a6a6d1ca2630ff</meta:generator>
    <meta:document-statistic meta:object-count="46"/>
  </office:meta>
</office:document-meta>
</file>